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text-properties fo:font-size="16pt" style:text-underline-style="none" style:font-size-asian="16pt" style:font-size-complex="16pt"/>
    </style:style>
    <style:style style:name="P5" style:family="paragraph" style:parent-style-name="Standard" style:list-style-name="L1">
      <style:paragraph-properties fo:text-align="justify" style:justify-single-word="false"/>
      <style:text-properties fo:font-size="16pt" style:text-underline-style="none" style:font-size-asian="16pt" style:font-size-complex="16pt"/>
    </style:style>
    <style:style style:name="P6" style:family="paragraph" style:parent-style-name="Standard">
      <style:text-properties fo:font-size="16pt" style:text-underline-style="none"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none" fo:font-weight="bold"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list-style-name="L4">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list-style-name="L4">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2pt" style:text-underline-style="none" style:font-size-asian="10.5pt" style:font-size-complex="12pt"/>
    </style:style>
    <style:style style:name="P12"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list-style-name="L3">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text-properties fo:font-style="normal" style:text-underline-style="none" style:font-style-asian="normal" style:font-style-complex="normal"/>
    </style:style>
    <style:style style:name="P18" style:family="paragraph" style:parent-style-name="Standard">
      <style:paragraph-properties fo:text-align="justify" style:justify-single-word="false"/>
      <style:text-properties fo:font-style="normal" style:text-underline-style="none" style:font-style-asian="normal" style:font-style-complex="normal"/>
    </style:style>
    <style:style style:name="P19"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22" style:family="paragraph" style:parent-style-name="Standard">
      <style:paragraph-properties fo:text-align="justify" style:justify-single-word="false"/>
      <style:text-properties fo:font-size="18pt" style:text-underline-style="none" fo:font-weight="bold" style:font-size-asian="18pt" style:font-weight-asian="bold" style:font-size-complex="18pt" style:font-weight-complex="bold"/>
    </style:style>
    <style:style style:name="P23" style:family="paragraph" style:parent-style-name="Text_20_body">
      <style:paragraph-properties fo:text-align="justify" style:justify-single-word="false"/>
      <style:text-properties style:text-underline-style="non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ize="12pt" style:font-size-asian="10.5pt" style:font-size-complex="12pt"/>
    </style:style>
    <style:style style:name="T8" style:family="text">
      <style:text-properties fo:font-size="12pt" fo:font-style="normal" style:font-size-asian="10.5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application Newsboard :</text:p>
      <text:p text:style-name="P4"/>
      <text:p text:style-name="P4"/>
      <text:list xml:id="list567687050" text:style-name="L1">
        <text:list-item>
          <text:p text:style-name="P5">Introduction</text:p>
          <text:p text:style-name="P5"/>
        </text:list-item>
      </text:list>
      <text:p text:style-name="P11"><text:tab/>L'application Newsboard se décline à la fois en version destinée au grand public et en version revue de presse, adaptée au monde de l'entreprise. Il est certain que les attentes concernant notre application, d'une part du grand public et d'autre part <text:s/>du monde de l'entreprise différent. </text:p>
      <text:p text:style-name="P11">Partant de ce constat, il est nécessaire de développer l'application Newsboard de manière à ce qu'elle soit le plus modulaire possible. Une grande modularité permet ainsi de s'adapter rapidement à n'importe quel contexte mais aussi dans une plus large mesure de pouvoir gérer facilement d'éventuelles mises à jour où améliorations.</text:p>
      <text:p text:style-name="P11"/>
      <text:p text:style-name="P11">L'architecture logiciel de Newsboard se veut donc modulaire. On peut ainsi voir tous les services proposés par Newsboard aussi bien pour le monde de l'entreprise que le grand public comme des modules qui viendraient se greffer autour du module coeur de notre application constitué par le moteur d'analyse syntaxique permettant la géolocalisation d'un article. Tous les modules étant indépendants les uns des autres, il est alors possible de n'implémenter qu'une partie d'entre eux et donc de pouvoir s'adapter à n'importe quelle situation.</text:p>
      <text:p text:style-name="P11"/>
      <text:p text:style-name="P11">À l'heure actuelle, il est possible de consulter de l'information sur un très grand nombre de supports numériques différents. Smartphone, Tablettes tactiles, portables, stations fixes. Quasiment chacun de ces supports tournant sur des OS différents, Android, iOS, Windows mobile pour les systèmes embarqués, OsX, Windows, Linux pour les ordinateurs. Si nous choisissons de développer Newsboard sous forme d'une application, il devient alors très couteux de toucher le plus large public possible puisqu'il serait alors nécessaire de développer une version différente pour chacun de ces supports. </text:p>
      <text:p text:style-name="P11">Nous avons ainsi pris le partie de développer Newsboard sur la forme d'une WebApplication. Ainsi, sous ce format, Newsboard devient disponible sur tous les supports disposant d'un navigateur internet récent. </text:p>
      <text:list xml:id="list153356099" text:continue-numbering="true" text:style-name="L1">
        <text:list-header>
          <text:p text:style-name="P5"/>
        </text:list-header>
        <text:list-item>
          <text:p text:style-name="P5">Les différents modules </text:p>
        </text:list-item>
      </text:list>
      <text:p text:style-name="P4"/>
      <text:p text:style-name="P11">Comme précisé dans l'introduction, Newsboard dispose de différents modules que nous allons décrire dans la partie suivante.</text:p>
      <text:p text:style-name="P4"/>
      <text:p text:style-name="P15">Module de reconnaissance optique de caractères :</text:p>
      <text:p text:style-name="P15"/>
      <text:p text:style-name="P16">Ce module se révèle particuliérement utile dans le cadre d'une utilisation dans le monde de l'entreprise. En effet, la plupart du temps ce sont des entreprises tiers de veille et d'étude de l'information qui fournissent les articles constituant la revue de presse d'une entreprise. Le plus souvent ces articles au format numérique sont des pages de journaux scannées. Il est ainsi nécessaire, avant de pouvoir effectuer n'importe quel traitement sur cet article de le transformer en format texte. C'est la fonction du module de reconnaissance optique de caractères. Pour accomplir cette tache Newsboard pourra se reposer sur des moteurs de ROC sous la licence GPL tel que <text:span text:style-name="T1">GOCR</text:span>. </text:p>
      <text:p text:style-name="P16"/>
      <text:p text:style-name="P16"><text:span text:style-name="T2"/></text:p>
      <text:p text:style-name="P16"><text:soft-page-break/><text:span text:style-name="T2">Module réseau social :</text:span></text:p>
      <text:p text:style-name="P16"><text:span text:style-name="T2"/></text:p>
      <text:p text:style-name="P16"><text:tab/>Il s'agit d'une surcouche plutôt destinée au monde du grand public mais des adaptations, sous certaines limitations, au monde de l'entreprise sont envisageables. Newsboard n'a pas pour objectif de créer son propre réseau social ainsi la surcouche réseau social reposera sur les API disponibles des différents réseaux sociaux déjà existant tel <text:span text:style-name="T1">Facebook</text:span>, <text:span text:style-name="T1">Twitter</text:span> ou<text:span text:style-name="T1"> Myspace</text:span> <text:s/>pour proposer ces fonctionnalités de réseau social.</text:p>
      <text:p text:style-name="P16"/>
      <text:p text:style-name="P16"/>
      <text:p text:style-name="P16"><text:span text:style-name="T2">Module de recherche d'articles disponibles sur le Internet :</text:span></text:p>
      <text:p text:style-name="P16"><text:span text:style-name="T2"/></text:p>
      <text:p text:style-name="P16"><text:tab/>Dans le cadre d'une utilisation grand public il peut être intéressant de disposer d'un module permettant de rechercher automatiquement les derniers articles gratuits disponibles sur internet. Il est alors possible d'afficher sur la page principale de l'utilisateur une liste avec les titres des articles en question, un court texte à-propos de celui-ci, une illustration Ainsi qu'un lien permettant d'accéder au site du journal dont est issue l'article.</text:p>
      <text:p text:style-name="P16">Cependant, il n'existe pas à l'heure actuelle de consensus entre les différentes rédactions des journaux disponibles sur internet concernant le format des articles en ligne. Ainsi ce module devra prendre en paramètres les adresses des différents sites à explorer et surtout pour chaque site une méthode d'écrivant la manière d'analyser les pages avant d'en extraire les informations intéressantes.</text:p>
      <text:p text:style-name="P16"/>
      <text:p text:style-name="P16"><text:span text:style-name="T2"/></text:p>
      <text:p text:style-name="P16"><text:span text:style-name="T2">Module frise chronologique :</text:span></text:p>
      <text:p text:style-name="P16"><text:span text:style-name="T2"/></text:p>
      <text:p text:style-name="P16"><text:span text:style-name="T1"><text:tab/></text:span>Newsboard implémente une frise chronologique. Le fonctionnement de cette frise est entièrement automatisé. Ce module est fournit avec un outil de recherche syntaxique et lexical gratuit et open-source tel que <text:span text:style-name="T1">RapidMiner</text:span>,<text:span text:style-name="T1"> Gate</text:span>, <text:span text:style-name="T1">Carrot2 </text:span>ou <text:span text:style-name="T1">NLTK. </text:span>Ces outils permettent d'extraire un certain nombre de mots clés dans la banque d'article disponibles du jour. À l'aide de ces mots clés il est alors possible d'extraire les principales informations dont traite un article et ensuite de classer les articles par thèmes donnés. Il suffira alors de repérer la date à laquelle a été publié un article pour pouvoir ensuite construire au fur et à mesure une base d'articles classés par thèmes et par dates. </text:p>
      <text:p text:style-name="P16">L'outil frise chronologique ira récupérer dans cette base les informations afin de pouvoir les afficher.</text:p>
      <text:p text:style-name="P16"><text:span text:style-name="T2"/></text:p>
      <text:p text:style-name="P16"><text:span text:style-name="T2"/></text:p>
      <text:p text:style-name="P16"><text:span text:style-name="T2">Module Map :</text:span></text:p>
      <text:p text:style-name="P16"><text:span text:style-name="T2"/></text:p>
      <text:p text:style-name="P11"><text:tab/>Ce module constitue le coeur de notre application. Il est constitué d'une part d'un moteur de recherche syntaxique et lexical permettant de faire la géolocalisation des articles et d'autre part de la Map permettant de poser des pastilles sur les lieux sur lesquels les articles portent. Concernant l'outil de recherche syntaxique et lexical, on pourra se baser sur le même type de module que celui utilisé pour la frise chronologique, c'est à dire <text:span text:style-name="T1">RapidMiner, Gate, Carrot ou NLTK. </text:span><text:span text:style-name="T4">Chaque article est ainsi passé au crible de ces outils permettant ainsi d'en extraire une liste de lieux probables pour un article donnés. Ensuite des algorithmes utilisant les liens susceptibles d'exister entre les différents lieux présent au sein du document permette de déduire le lieu considéré comme étant le plus probable pour un article donné. Une fois ce lieu défini, il est possible d'en déduire les coordonnées (latitude, longitude) et de placer une pastille sur la map en ce lieu donné. </text:span></text:p>
      <text:p text:style-name="P11"><text:span text:style-name="T4">La map est de plus interactive, lorsqu'on l'on clique sur une pastille, une liste des news ayant été définies comme se déroulant en ce lieu s'affiche.</text:span></text:p>
      <text:p text:style-name="P11"><text:span text:style-name="T4"/></text:p>
      <text:list xml:id="list683843646" text:continue-numbering="true" text:style-name="L1">
        <text:list-item>
          <text:p text:style-name="P5"><text:soft-page-break/><text:s/>Les limites</text:p>
        </text:list-item>
      </text:list>
      <text:p text:style-name="P4"/>
      <text:p text:style-name="P4"><text:tab/><text:span text:style-name="T7">De part les outils qu'elle utilise, Newsboard est une application demandant des ressources en terme de puissance de calcul et de capacités de stockage importantes. </text:span></text:p>
      <text:p text:style-name="P4"><text:span text:style-name="T7"/></text:p>
      <text:p text:style-name="P4"><text:span text:style-name="T7"><text:tab/>Concernant les capacités de stockage, d'une part, pour la frise chronologique, si l'on veut produire un historique fiable et exhaustive sur un thème donné, il est nécessaire de conserver dans des archives les articles publiés sur un sujet donné sur des périodes pouvant aller jusqu'à plusieurs années, il est de plus nécessaire de faire la même chose sur un vaste pannel de sujets différents.D'autre part si l'on veut obtenir des résultats fiables pour la recherche syntaxique et lexicale de thèmes pour la frise chronologique et de lieux pour la map, il faut disposer de bases de données importantes et complexes répertoriant n'importe quel thème et n'importe quel lieu susceptible d'être détecté dans un article ce qui implique là aussi de bonnes capacités de stockage.</text:span></text:p>
      <text:p text:style-name="P4"><text:span text:style-name="T7"/></text:p>
      <text:p text:style-name="P4"><text:span text:style-name="T7"><text:tab/>Ensuite, et là encore, </text:span><text:span text:style-name="T8"><text:s/>les liens complexes existant entre les différents mots clés pour la frise et les différents lieux pour la map impliquent d'utiliser des algorithmes de recherche dans des bases de données complexe, ce qui requiert de disposer de nombreux serveurs permettant de fournir une puissance de calcul élevé et capable de satisfaire à de nombreuses requètes à la fois en temps suffisamment court pour ne pas géner l'expérience utilisateur.</text:span></text:p>
      <text:p text:style-name="P4"><text:span text:style-name="T8"/></text:p>
      <text:p text:style-name="P4"><text:span text:style-name="T8"/></text:p>
      <text:p text:style-name="P4"><text:span text:style-name="T8"/></text:p>
      <text:p text:style-name="P22"><text:span text:style-name="T4">Le démonstrateur :</text:span></text:p>
      <text:p text:style-name="P7"><text:span text:style-name="T4"/></text:p>
      <text:p text:style-name="P12"><text:span text:style-name="T4"><text:tab/>Pour notre démonstrateur, nous avons choisi de ne développer que les deux modules que nous estimions être les plus innovants et les plus en rupture :</text:span></text:p>
      <text:list xml:id="list859582340" text:style-name="L3">
        <text:list-item>
          <text:list>
            <text:list-item>
              <text:p text:style-name="P13"><text:span text:style-name="T4">La map</text:span></text:p>
            </text:list-item>
            <text:list-item>
              <text:p text:style-name="P13"><text:span text:style-name="T4">La frise chronologique</text:span></text:p>
            </text:list-item>
          </text:list>
        </text:list-item>
      </text:list>
      <text:p text:style-name="P1"/>
      <text:p text:style-name="P3">Le tout au sein d'une interface graphique que nous avons voulu la plus interactive possible mais aussi visualisable sur des supports différents et en particulier les tablettes tactiles et les ordinateurs.</text:p>
      <text:p text:style-name="P3"/>
      <text:p text:style-name="P3"/>
      <text:list xml:id="list2043723772" text:style-name="L4">
        <text:list-item>
          <text:p text:style-name="P10">Un constat</text:p>
        </text:list-item>
      </text:list>
      <text:p text:style-name="P3"/>
      <text:p text:style-name="P14">Comme souligné dans la première partie, Newsboard nécessite d'importantes capacités que ce soit aussi bien en terme de stockage qu'en terme de puissance de calcul. Toutefois, il se trouve justement que les modules nécessitant le plus de ressources dans Newsboard sont ceux que nous désirions implémenter pour notre démonstrateur. </text:p>
      <text:p text:style-name="P14">Il n'était cependant pas possible de développer à notre niveau et en aussi peu de temps des modules de recherche syntaxique et lexicale permettant d'une part de géolocaliser un article et d'autre part de trouver le principal thème sur lequel porte l'article. De plus, nous ne disposons pas des serveurs permettant de pousser très loin ces moteurs. </text:p>
      <text:p text:style-name="P14">Comme nous ne voulions pas nous satisfaire d'un simple démonstrateur pour lequel <text:s/>l'analyse syntaxique était simulé nous avons essayé de nous tourner vers d'autres solutions.</text:p>
      <text:p text:style-name="P7"/>
      <text:list xml:id="list1769193545" text:continue-numbering="true" text:style-name="L4">
        <text:list-item>
          <text:p text:style-name="P9"><text:soft-page-break/>Le cloud computing</text:p>
        </text:list-item>
      </text:list>
      <text:p text:style-name="P8"/>
      <text:p text:style-name="P3"><text:tab/>Le could computing est un concept qui consiste à déporter sur des serveurs distants des traitements informatiques traditionnellement localisés sur des serveurs locaux ou sur le poste client de l'utilisateur. </text:p>
      <text:p text:style-name="P3">Le cloud computing possède ainsi de nombreux avantages <text:s/>notamment en proposant une puissance de calcul et des capacités de stockage informatique importantezs. Ainsi les entreprises n'ont plus besoin de serveurs dédiés, mais confient ces ressources à une entreprise qui garantit, une puissance de calcul et de stockage à la demande.</text:p>
      <text:p text:style-name="P3"/>
      <text:p text:style-name="P3">Nous avons ainsi pu trouver des services fournis par <text:span text:style-name="T1">Yahoo </text:span>et <text:span text:style-name="T1">Google</text:span> qui correspondaient à ce que nous recherchions. De plus, dans la limite d'une utilisation pas trop abusive, ces services sont gratuits.</text:p>
      <text:p text:style-name="P3">Ainsi, dans le cadre de notre démonstrateur pour l'application Newsboard, nous avons utilisé : </text:p>
      <text:p text:style-name="P2"><text:span text:style-name="T1">Yahoo! Placemaker</text:span>, <text:span text:style-name="T1">Yahoo! Geoplanet</text:span> et <text:span text:style-name="T1">Google Map.</text:span></text:p>
      <text:p text:style-name="P2"/>
      <text:p text:style-name="P20">Yahoo! Placemaker:</text:p>
      <text:p text:style-name="P20"/>
      <text:p text:style-name="P2"><text:span text:style-name="T1"><text:tab/>Yahoo Placemaker</text:span> est un service web puissant et gratuit fourni par Yahoo! Et fournissant gratuitement aux développeurs des outils d'analyse grammaticale et syntaxique permettant de faire de l'identification de lieu au sein d'un document. </text:p>
      <text:p text:style-name="P2"><text:span text:style-name="T1">Yahoo Placemaker</text:span> n'est pas un géocodeur dans le sens ou il n'est pas capable de faire de la reconnaissance d'adresse. Il faut plutôt le voir comme un service d'extraction et d'indexation géographique permettant de localiser un document. Ainsi Yahoo Placemaker est capable d'identifier les différents lieux mentionnés dans un texte, de lever l'ambiguité si une ambiguité existe et de retourner un identifiant unique (Woeids) pour chaque lieu. </text:p>
      <text:p text:style-name="P3"/>
      <text:p text:style-name="P19">Yahoo! Geoplanet:</text:p>
      <text:p text:style-name="P19"/>
      <text:p text:style-name="P2"><text:tab/><text:span text:style-name="T1">Yahoo! Geoplanet</text:span> est un service web gratuit et puissant référencant un grand nombre de lieux présents sur terre. </text:p>
      <text:p text:style-name="Standard"><text:span text:style-name="T1">Yahoo! Geoplane</text:span>t fournit aux développeurs un vocabulaire décrivant de manière non équivoque et permanente chaque lieu et permettant de référencer tous les lieux présents sur terre en leur associant un identifiant unique, le <text:span text:style-name="T3">Woeid. </text:span><text:span text:style-name="T5">De plus, ce service tient à jour, pour chaque lieu référencé une liste des lieux contenu dans un lieux plus grand, une liste hiérarchisée des lieux contenant ce lieu, les plus proches voisins ainsi que beaucoup d'autres informations complémentaires.</text:span></text:p>
      <text:p text:style-name="Standard"><text:span text:style-name="T5"/></text:p>
      <text:p text:style-name="P20"><text:span text:style-name="T6">Yahoo! Term Extraction:</text:span></text:p>
      <text:p text:style-name="P20"><text:span text:style-name="T6"/></text:p>
      <text:p text:style-name="P17"><text:span text:style-name="T6"><text:tab/></text:span><text:span text:style-name="T3">Yahoo! Term Extraction </text:span><text:span text:style-name="T6">est encore une fois un service web gratuit fourni par </text:span><text:span text:style-name="T3">Yahoo! </text:span><text:span text:style-name="T6">Et permettant d'extraire d'un texte une liste des mots significatifs présent dans ce texte.</text:span></text:p>
      <text:p text:style-name="P2"/>
      <text:p text:style-name="P21">Google Map:</text:p>
      <text:p text:style-name="P21"/>
      <text:p text:style-name="P18"><text:tab/><text:span text:style-name="T1">Google Map</text:span> n'est plus à présenter. Il s'agit d'un service gratuit de cartographie en ligne. Créé par <text:span text:style-name="T1">Google</text:span>. Ce service permet, à partir de l'échelle d'un pays, de pouvoir zoomer jusqu'à l'échelle d'une rue. Mais aussi d'afficher des points d'intérêts via le placement de pastilles en associant à chaque pastille un encadré dans lequel il est possible de placer des informations diverses.</text:p>
      <text:p text:style-name="P7"/>
      <text:list xml:id="list1468438849" text:continue-numbering="true" text:style-name="L4">
        <text:list-item>
          <text:p text:style-name="P9"><text:soft-page-break/>Les flux RSS</text:p>
        </text:list-item>
      </text:list>
      <text:p text:style-name="P2"/>
      <text:p text:style-name="P14"><text:tab/>Comme nous l'avons souligné dans la partie présentant l'application Newsboard, il n'existe pas de consensus dans les rédactions des journaux disponibles sur internet concernant le format des articles en ligne. Ainsi il est difficile d'automatiser la collecte d'articles avant d'en effectuer le traitement sur un grand nombre de journaux. Puisque à chaque journal correspondant une mise en page des articles bien particulière et donc une méthode d'extraction du texte de l'article particulière. Il était evidemment possible de mettre en place une telle collecte pour notre démonstrateur, cependant cela nous aurait pris beaucoup de temps.</text:p>
      <text:p text:style-name="P14"/>
      <text:p text:style-name="P14"><text:tab/>Ainsi, nous avons choisi de nous baser dans un premier sur les flux RSS fourni par<text:span text:style-name="T1"> Google News q</text:span><text:span text:style-name="T4">ui ont l'avantage majeur de posséder tous le même format. De plus ils sont suffisament fournis pour pouvoir faire des traitements d'analyse lexicaux dessus.</text:span></text:p>
      <text:p text:style-name="P14"><text:span text:style-name="T4">Ces flux RSS disposent ainsi pour chaque 'feed' d'un titre, d'une courte description (en général les premières lignes de l'article sur lequel porte ce feed), une date et d'une URL reliant ce 'feed' à un article disponible en ligne. </text:span></text:p>
      <text:p text:style-name="P6"><text:span text:style-name="T4"/></text:p>
      <text:list xml:id="list1457412582" text:continue-numbering="true" text:style-name="L4">
        <text:list-item>
          <text:p text:style-name="P9">Le démonstrateur</text:p>
        </text:list-item>
      </text:list>
      <text:p text:style-name="P2"/>
      <text:p text:style-name="P2"><text:tab/>En nous servant des API disponibles pour les différents modules que nous avons utilisés, soit Yahoo! Placemaker, Yahoo! Geoplanet, Yahoo! Text find</text:p>
      <text:p text:style-name="P23"/>
      <text:p text:style-name="P3"/>
      <text:p text:style-name="P16"><text:tab/>Dans le cadre d'une utilisation grand public il peut être intéressant de disposer d'un module permettant de rechercher automatiquement les derniers articles gratuits disponibles sur internet. Il est alors possible d'afficher sur la page principale de l'utilisateur une liste avec les titres des articles en question, un court texte à-propos de celui-ci, une illustration Ainsi qu'un lien permettant d'accéder au site du journal dont est issue l'article.</text:p>
      <text:p text:style-name="P16">Cependant, il n'existe pas à l'heure actuelle de consensus entre les différentes rédactions des journaux disponibles sur internet concernant le format des articles en ligne. Ainsi ce module devra prendre en paramètres les adresses des différents sites à explorer et surtout pour chaque site une méthode d'écrivant la manière d'analyser les pages avant d'en extraire les informations intéressantes.</text:p>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0T13:52:48</meta:creation-date>
    <dc:date>2011-06-20T20:07:43</dc:date>
    <meta:editing-duration>PT5H44M33S</meta:editing-duration>
    <meta:editing-cycles>10</meta:editing-cycles>
    <meta:generator>LibreOffice/3.4$Linux LibreOffice_project/340m1$Build-12</meta:generator>
    <meta:document-statistic meta:table-count="0" meta:image-count="0" meta:object-count="0" meta:page-count="5" meta:paragraph-count="0" meta:word-count="2135" meta:character-count="13846" meta:non-whitespace-character-count="11739"/>
  </office:meta>
</office:document-meta>
</file>